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00000001652ED8D5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0b0275" style:font-name="Arial1" fo:font-size="16pt" fo:letter-spacing="normal" fo:font-style="normal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1693in" svg:height="0.2291in" draw:z-index="0"><draw:image xlink:href="Pictures/10000000000002500000001652ED8D5E.png" xlink:type="simple" xlink:show="embed" xlink:actuate="onLoad"/></draw:frame></text:p>
      <text:p text:style-name="P1"/>
      <text:p text:style-name="P1"/>
      <text:h text:style-name="P5" text:outline-level="1">Prestação de Contas – Reserva Técnica de Bolsa</text:h>
      <text:p text:style-name="P1"/>
      <text:p text:style-name="P1"/>
      <text:p text:style-name="P1"/>
      <text:p text:style-name="P1"/>
      <text:p text:style-name="Standard">Até a presente data, conforme extrato em anexo, não foram utilizados os recursos de reserva técnica de bolsa.</text:p>
      <text:p text:style-name="Standard"/>
      <text:p text:style-name="Standard"/>
      <text:p text:style-name="Standard">Processo <text:s/>#2012/04555-4</text:p>
      <text:p text:style-name="Standard">Bolsista: Rafael Luiz Klaser</text:p>
      <text:p text:style-name="Standard">Orientador: Fernando Santos Osório</text:p>
      <text:p text:style-name="Standard"/>
      <text:p text:style-name="Standard"/>
      <text:p text:style-name="Standard"/>
      <text:p text:style-name="Standard"/>
      <text:p text:style-name="Standard"/>
      <text:p text:style-name="P2">São Carlos, 09 de maio de 2013</text:p>
      <text:p text:style-name="P2"/>
      <text:p text:style-name="P2"/>
      <text:p text:style-name="P2"/>
      <text:p text:style-name="P2"><text:s text:c="2"/>________________________________________</text:p>
      <text:p text:style-name="P2">Rafael Luiz Klaser </text:p>
      <text:p text:style-name="P2"/>
      <text:p text:style-name="P2"/>
      <text:p text:style-name="P2"><text:s text:c="2"/>________________________________________</text:p>
      <text:p text:style-name="P2">Fernando Santos Osó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Klaser</meta:initial-creator>
    <meta:creation-date>2013-05-09T13:05:33</meta:creation-date>
    <dc:date>2013-05-09T13:18:24</dc:date>
    <dc:creator>Rafael Klaser</dc:creator>
    <meta:editing-duration>PT2M3S</meta:editing-duration>
    <meta:editing-cycles>4</meta:editing-cycles>
    <meta:generator>LibreOffice/3.5$Linux_x86 LibreOffice_project/350m1$Build-2</meta:generator>
    <meta:document-statistic meta:table-count="0" meta:image-count="1" meta:object-count="0" meta:page-count="1" meta:paragraph-count="10" meta:word-count="51" meta:character-count="395" meta:non-whitespace-character-count="348"/>
  </office:meta>
</office:document-meta>
</file>